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settings.xml"/>
  <manifest:file-entry manifest:media-type="text/xml" manifest:full-path="content.xml"/>
  <manifest:file-entry manifest:media-type="image/png" manifest:full-path="Thumbnails/thumbnail.png"/>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list-style-name="WWNum1"/>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list-style-name="WWNum2">
      <style:paragraph-properties fo:text-align="justify" style:justify-single-word="false"/>
    </style:style>
    <style:style style:name="P8" style:family="paragraph" style:parent-style-name="Standard">
      <style:text-properties fo:font-weight="bold" style:font-weight-asian="bold"/>
    </style:style>
    <style:style style:name="P9" style:family="paragraph" style:parent-style-name="Standard">
      <style:paragraph-properties fo:margin-left="1.251cm" fo:margin-right="0cm" fo:text-align="justify" style:justify-single-word="false" fo:text-indent="0cm" style:auto-text-indent="false"/>
      <style:text-properties style:font-name-asian="Consolas" style:font-name-complex="Consolas"/>
    </style:style>
    <style:style style:name="P10" style:family="paragraph" style:parent-style-name="Standard" style:master-page-name="Standard">
      <style:paragraph-properties style:page-number="auto"/>
    </style:style>
    <style:style style:name="P11" style:family="paragraph" style:parent-style-name="Standard">
      <style:paragraph-properties fo:margin-left="-0.025cm" fo:margin-right="0cm" fo:text-align="justify" style:justify-single-word="false" fo:text-indent="0cm" style:auto-text-indent="false"/>
    </style:style>
    <style:style style:name="P12" style:family="paragraph" style:parent-style-name="Standard">
      <style:paragraph-properties fo:margin-left="1.275cm" fo:margin-right="0cm" fo:text-indent="-0.649cm" style:auto-text-indent="false">
        <style:tab-stops/>
      </style:paragraph-properties>
    </style:style>
    <style:style style:name="P13" style:family="paragraph" style:parent-style-name="Standard" style:list-style-name="WWNum5">
      <style:paragraph-properties fo:margin-left="1.275cm" fo:margin-right="0cm" fo:text-align="justify" style:justify-single-word="false" fo:text-indent="-0.649cm" style:auto-text-indent="false">
        <style:tab-stops/>
      </style:paragraph-properties>
    </style:style>
    <style:style style:name="P14" style:family="paragraph" style:parent-style-name="Standard" style:list-style-name="WWNum6">
      <style:paragraph-properties fo:margin-left="1.275cm" fo:margin-right="0cm" fo:text-align="justify" style:justify-single-word="false" fo:text-indent="-0.649cm" style:auto-text-indent="false">
        <style:tab-stops/>
      </style:paragraph-properties>
    </style:style>
    <style:style style:name="P15" style:family="paragraph" style:parent-style-name="Standard" style:list-style-name="WWNum7">
      <style:paragraph-properties fo:margin-left="1.298cm" fo:margin-right="0cm" fo:text-align="start" style:justify-single-word="false" fo:text-indent="-0.649cm" style:auto-text-indent="false">
        <style:tab-stops/>
      </style:paragraph-properties>
    </style:style>
    <style:style style:name="P16" style:family="paragraph" style:parent-style-name="Standard" style:list-style-name="WWNum5">
      <style:paragraph-properties fo:margin-left="1.298cm" fo:margin-right="0cm" fo:text-align="justify" style:justify-single-word="false" fo:text-indent="-0.649cm" style:auto-text-indent="false">
        <style:tab-stops/>
      </style:paragraph-properties>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list-style-name="WWNum7">
      <style:paragraph-properties fo:margin-left="2.549cm" fo:margin-right="0cm" fo:text-align="start" style:justify-single-word="false" fo:text-indent="-0.649cm" style:auto-text-indent="false">
        <style:tab-stops/>
      </style:paragraph-properties>
    </style:style>
    <style:style style:name="P19" style:family="paragraph" style:parent-style-name="Standard" style:list-style-name="WWNum7">
      <style:paragraph-properties fo:margin-left="2.549cm" fo:margin-right="0cm" fo:text-align="justify" style:justify-single-word="false" fo:text-indent="-0.649cm" style:auto-text-indent="false">
        <style:tab-stops/>
      </style:paragraph-properties>
    </style:style>
    <style:style style:name="P20" style:family="paragraph" style:parent-style-name="Standard" style:list-style-name="WWNum7">
      <style:paragraph-properties fo:margin-left="1.251cm" fo:margin-right="0cm" fo:text-align="start" style:justify-single-word="false" fo:text-indent="-0.649cm" style:auto-text-indent="false">
        <style:tab-stops/>
      </style:paragraph-properties>
    </style:style>
    <style:style style:name="P21" style:family="paragraph" style:parent-style-name="Standard" style:list-style-name="WWNum7">
      <style:paragraph-properties fo:margin-left="1.251cm" fo:margin-right="0cm" fo:text-indent="-0.649cm" style:auto-text-indent="false">
        <style:tab-stops/>
      </style:paragraph-properties>
    </style:style>
    <style:style style:name="P22" style:family="paragraph" style:parent-style-name="Standard" style:list-style-name="WWNum4">
      <style:paragraph-properties fo:margin-left="0cm" fo:margin-right="0cm" fo:text-indent="0.626cm" style:auto-text-indent="false"/>
    </style:style>
    <style:style style:name="P23" style:family="paragraph" style:parent-style-name="Standard" style:list-style-name="WWNum4">
      <style:paragraph-properties fo:margin-left="0cm" fo:margin-right="0cm" fo:text-indent="0.577cm" style:auto-text-indent="false"/>
    </style:style>
    <style:style style:name="P24" style:family="paragraph" style:parent-style-name="Standard" style:list-style-name="WWNum4">
      <style:paragraph-properties fo:margin-left="0cm" fo:margin-right="0cm" fo:text-indent="0.601cm" style:auto-text-indent="false"/>
    </style:style>
    <style:style style:name="P25" style:family="paragraph" style:parent-style-name="Standard" style:list-style-name="WWNum5">
      <style:paragraph-properties fo:margin-left="1.323cm" fo:margin-right="0cm" fo:text-align="justify" style:justify-single-word="false" fo:text-indent="-0.649cm" style:auto-text-indent="false">
        <style:tab-stops/>
      </style:paragraph-properties>
    </style:style>
    <style:style style:name="T1" style:family="text">
      <style:text-properties fo:font-size="20pt" fo:font-weight="bold" style:font-size-asian="20pt" style:font-weight-asian="bold" style:font-size-complex="20pt" style:font-weight-complex="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asian="Consolas" style:font-name-complex="Consolas"/>
    </style:style>
    <style:style style:name="T5" style:family="text">
      <style:text-properties style:text-position="super 58%" style:font-name-asian="Consolas" style:font-name-complex="Consolas"/>
    </style:style>
    <style:style style:name="fr1"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Jan Ignatowicz</text:p>
      <text:p text:style-name="Standard">Daniel Pogrebniak</text:p>
      <text:p text:style-name="Standard">Daniel Wojdak</text:p>
      <text:p text:style-name="Standard"/>
      <text:p text:style-name="P1"><text:span text:style-name="T1">Sprawozdanie do projektu z</text:span></text:p>
      <text:p text:style-name="P1"><text:span text:style-name="T1">Podstaw sztucznej inteligencji</text:span></text:p>
      <text:p text:style-name="Standard"/>
      <text:list xml:id="list30224719" text:style-name="WWNum1">
        <text:list-item>
          <text:p text:style-name="P2"><text:span text:style-name="T3">Treść zadania</text:span></text:p>
        </text:list-item>
      </text:list>
      <text:p text:style-name="Standard"/>
      <text:p text:style-name="P5">Celem projektu jest napisanie aplikacji, która umożliwi znalezienie minimum funkcji Rosenbrocka</text:p>
      <text:p text:style-name="P4"><draw:frame draw:style-name="fr1" text:anchor-type="as-char" svg:width="5.528cm" svg:height="0.543cm" draw:z-index="0"><draw:object xlink:href="./Object 2" xlink:type="simple" xlink:show="embed" xlink:actuate="onLoad"/><draw:image xlink:href="./ObjectReplacements/Object 2" xlink:type="simple" xlink:show="embed" xlink:actuate="onLoad"/></draw:frame></text:p>
      <text:p text:style-name="P4">na przedziale<draw:frame draw:style-name="fr1" text:anchor-type="as-char" svg:width="1.96cm" svg:height="0.482cm" draw:z-index="1"><draw:object xlink:href="./Object 4" xlink:type="simple" xlink:show="embed" xlink:actuate="onLoad"/><draw:image xlink:href="./ObjectReplacements/Object 4" xlink:type="simple" xlink:show="embed" xlink:actuate="onLoad"/></draw:frame>, <draw:frame draw:style-name="fr1" text:anchor-type="as-char" svg:width="1.981cm" svg:height="0.482cm" draw:z-index="2"><draw:object xlink:href="./Object 6" xlink:type="simple" xlink:show="embed" xlink:actuate="onLoad"/><draw:image xlink:href="./ObjectReplacements/Object 6" xlink:type="simple" xlink:show="embed" xlink:actuate="onLoad"/></draw:frame></text:p>
      <text:p text:style-name="P3">za pomocą algorytmu ewolucyjnego.</text:p>
      <text:p text:style-name="Standard"/>
      <text:list xml:id="list30574600" text:continue-numbering="true" text:style-name="WWNum1">
        <text:list-item>
          <text:p text:style-name="P2"><text:span text:style-name="T3">Podjęte decyzje projektowe</text:span></text:p>
        </text:list-item>
      </text:list>
      <text:p text:style-name="Standard"/>
      <text:p text:style-name="P6"><text:tab/>Pierwszą decyzją, którą podjęliśmy był wybór języka programowania, w którym napiszemy program. Wybraliśmy język Java, ponieważ zależało nam, aby program był w pełni konfigurowalny. Pozwoliło nam to na przetestowanie algorytmu z wieloma różnymi parametrami. Kolejną ważną decyzją był wybór zastosowanego algorytmu. Wybraliśmy algorytm <text:span text:style-name="T4">μ + λ, który jest jednym z najpopularniejszych algorytmów ewolucyjnych. W przy tworzeniu potomków korzystaliśmy ze strategii elitarnej, ponieważ wiemy, że funkcja Rosenbrocka ma tylko 1 minimum globalne i żadnych minimów lokalnych. Pozwoliło nam to na zwiększenie efektywności algorytmu. Dalsze decyzje nie były już tak oczywiste, bo zależały w głównej mierze od tego co w danym eksperymencie chcieliśmy sprawdzić. Nasz program pozwala użytkownikowi samodzielnie podawać parametry, więc testowaliśmy go na różnych konfiguracjach. Zachęcamy użytkownika do samodzielnego testowania programu z własnymi parametrami. W dalszej części sprawozdania opiszemy jedynie wyniki otrzymane dla jednego przykładowego zestawu danych.</text:span></text:p>
      <text:p text:style-name="P6"><text:span text:style-name="T4"><text:tab/>Wybrane przez nas wartości liczbowe:</text:span></text:p>
      <text:list xml:id="list30217278" text:style-name="WWNum2">
        <text:list-item>
          <text:p text:style-name="P7"><text:span text:style-name="T4">rozmiar populacji: μ = 100</text:span></text:p>
        </text:list-item>
        <text:list-item>
          <text:p text:style-name="P7"><text:span text:style-name="T4">ilość potomków w każdej iteracji: <text:s/>λ = 200</text:span></text:p>
        </text:list-item>
        <text:list-item>
          <text:p text:style-name="P7"><text:span text:style-name="T4">początkowa σ dla każdego osobnika: σ = 0,5</text:span></text:p>
        </text:list-item>
        <text:list-item>
          <text:p text:style-name="P7"><text:span text:style-name="T4">współczynnik interpolacji = 0,7</text:span></text:p>
        </text:list-item>
        <text:list-item>
          <text:p text:style-name="P7"><text:span text:style-name="T4">procent populacji, który zostanie zmutowany po reprodukcją = 5%</text:span></text:p>
        </text:list-item>
        <text:list-item>
          <text:p text:style-name="P7"><text:span text:style-name="T4">algorytm zostanie zatrzymany jeśli przez 100 iteracji nie będzie poprawy wartości funkcji celu najlepszego osobnika o ε = 0 lub zostanie przekroczony limit 10000 iteracji</text:span></text:p>
        </text:list-item>
      </text:list>
      <text:p text:style-name="P8"/>
      <text:list xml:id="list30217801" text:style-name="WWNum4">
        <text:list-item>
          <text:p text:style-name="P22"><text:span text:style-name="T2">Instrukcja do programu</text:span></text:p>
        </text:list-item>
      </text:list>
      <text:p text:style-name="Standard"><text:span text:style-name="T2"/></text:p>
      <text:p text:style-name="P11">Po uruchomieniu dobieramy parametry potrzebne do poprawnego wykonywania się algorytmu:</text:p>
      <text:list xml:id="list30237621" text:style-name="WWNum5">
        <text:list-item>
          <text:p text:style-name="P13"><text:span text:style-name="T4">μ – rozmiar populacji,</text:span></text:p>
        </text:list-item>
        <text:list-item>
          <text:p text:style-name="P13"><text:span text:style-name="T4">λ – ilość generowanych potomków w każdej iteracji,</text:span></text:p>
        </text:list-item>
        <text:list-item>
          <text:p text:style-name="P13"><text:span text:style-name="T4">rodzaj wyboru – sposób wybierania osobników po reprodukcji,</text:span></text:p>
        </text:list-item>
        <text:list-item>
          <text:p text:style-name="P13"><text:span text:style-name="T4">min x – minimalna wartość współrzędnej x dopuszczalna w osobnikach,</text:span></text:p>
        </text:list-item>
        <text:list-item>
          <text:p text:style-name="P13"><text:span text:style-name="T4">min y – minimalna wartość współrzędnej y dopuszczalna w osobnikach,</text:span></text:p>
        </text:list-item>
        <text:list-item>
          <text:p text:style-name="P13"><text:span text:style-name="T4">rodzaj optymalizacji – cel przeszukiwania: minimum w zakresie, maksimum w zakresie, poszukiwanie konkretnej wartości,</text:span></text:p>
        </text:list-item>
        <text:list-item>
          <text:p text:style-name="P16">max x – maksymalna wartość współrzędnej x dopuszczalna w osobnikach,</text:p>
        </text:list-item>
        <text:list-item>
          <text:p text:style-name="P16"><text:soft-page-break/>max y – maksymalna wartość współrzędnej y dopuszczalna w osobnikach,</text:p>
        </text:list-item>
        <text:list-item>
          <text:p text:style-name="P25">cel optymalizacji – wartość do jakiej ma dążyć algorytm po wybraniu opcji „do wartości” w polu rodzaj optymalizacji,</text:p>
        </text:list-item>
        <text:list-item>
          <text:p text:style-name="P16"><text:span text:style-name="T4">σ x – współczynnik mutacji dla współrzędnej x,</text:span></text:p>
        </text:list-item>
        <text:list-item>
          <text:p text:style-name="P16"><text:span text:style-name="T4">σ y – współczynnik mutacji dla współrzędnej y,</text:span></text:p>
        </text:list-item>
        <text:list-item>
          <text:p text:style-name="P16">procent mutacji – procent osobników mutowanych w każdej iteracji algorytmu,</text:p>
        </text:list-item>
        <text:list-item>
          <text:p text:style-name="P16"><text:span text:style-name="T4">ε – minimalna zmiana wartości osobnika uważana za zmianę znaczącą,</text:span></text:p>
        </text:list-item>
        <text:list-item>
          <text:p text:style-name="P16"><text:span text:style-name="T4">max iteracji – maksymalna ilość iteracji algorytmu, jeżeli zostanie przekroczona algorytm zatrzyma działanie,</text:span></text:p>
        </text:list-item>
        <text:list-item>
          <text:p text:style-name="P16"><text:span text:style-name="T4">max bez poprawy – maksymalna dopuszczalna ilość iteracji bez poprawy najlepszego osobnika o co najmniej ε, jeżeli zostanie przekroczona algorytm zatrzyma działanie,</text:span></text:p>
        </text:list-item>
        <text:list-item>
          <text:p text:style-name="P16"><text:span text:style-name="T4">wsp. interpolacji – współczynnik interpolacji lepszego osobnika względem gorszego,</text:span></text:p>
        </text:list-item>
        <text:list-item>
          <text:p text:style-name="P16"><text:span text:style-name="T4">rodzaj algorytmu – wybór algorytmu pomiędzy „μ + λ” a „μ, λ”,</text:span></text:p>
        </text:list-item>
        <text:list-item>
          <text:p text:style-name="P16"><text:span text:style-name="T4">ilość wyświetlanych – ilość najlepszych wyświetlanych osobników w każdej iteracji.</text:span></text:p>
        </text:list-item>
      </text:list>
      <text:p text:style-name="P9"/>
      <text:p text:style-name="P11"><text:span text:style-name="T4">Przyciski:</text:span></text:p>
      <text:list xml:id="list30225344" text:style-name="WWNum6">
        <text:list-item>
          <text:p text:style-name="P14">Inicjuj – wprowadzanie ustawionych parametrów do klasy implementującej algorytm,</text:p>
        </text:list-item>
        <text:list-item>
          <text:p text:style-name="P14">1 krok algorytmu – przejście jednej iteracji algorytmu,</text:p>
        </text:list-item>
        <text:list-item>
          <text:p text:style-name="P14">Znajdź rozwiązanie – rozpoczęcie wyszukiwania rozwiązania do czasu osiągnięcia warunków końca,</text:p>
        </text:list-item>
        <text:list-item>
          <text:p text:style-name="P14">Zatrzymaj rozwiązywanie – zatrzymanie wyszukiwania rozwiązania,</text:p>
        </text:list-item>
        <text:list-item>
          <text:p text:style-name="P14">Rozpocznij od nowa – wyczyszczenie aktualnej instancji rozwiązania, powrót do wprowadzania parametrów,</text:p>
        </text:list-item>
        <text:list-item>
          <text:p text:style-name="P14">Wyczyść konsole – czyszczenie zawartości konsoli.</text:p>
        </text:list-item>
      </text:list>
      <text:p text:style-name="P12"/>
      <text:list xml:id="list30589335" text:continue-list="list30217801" text:style-name="WWNum4">
        <text:list-item>
          <text:p text:style-name="P23"><text:span text:style-name="T2">Opis struktury programu</text:span></text:p>
        </text:list-item>
      </text:list>
      <text:p text:style-name="Standard"><text:span text:style-name="T2"/></text:p>
      <text:p text:style-name="P17"><text:tab/>Program składa się z klas głównych: Widok, Kontroler i Algorytm, z interfejsu Osobnik i FunkcjaPrzystosowania oraz z klas pomocniczych: FunkcjaRosenbrocka, <text:s/>OsobnikMaxComparator, OsobnikMinComparator, OsobnikDoCeluComparator, Main, Punkt, ParametryPanel, Zakres.</text:p>
      <text:list xml:id="list30223208" text:style-name="WWNum7">
        <text:list-item>
          <text:p text:style-name="P15">Algorytm – Klasa implementująca algorytm ewolucyjny. Klasy pomocnicze:</text:p>
          <text:list>
            <text:list-item>
              <text:p text:style-name="P19">FunkcjaRosenbrocka – Jest to klasa zawierająca funkcję dla której poszukujemy rozwiązania. Klasa ta implementuje interfejs FunkcjaPrzystosowania.</text:p>
            </text:list-item>
            <text:list-item>
              <text:p text:style-name="P19">OsobnikMaxComparator, OsobnikMinComparator, OsobnikDoCeluComparator – Klasy służą do definiowania relacji między osobnikami populacji,</text:p>
            </text:list-item>
            <text:list-item>
              <text:p text:style-name="P19">Punkt – Klasa implementująca interfejs Osobnik, reprezentuje osobnika populacji.</text:p>
            </text:list-item>
            <text:list-item>
              <text:p text:style-name="P19">Zakres – Klasa służąca do sprawdzania czy osobnik mieści się w zakresie poszukiwania.</text:p>
            </text:list-item>
          </text:list>
        </text:list-item>
        <text:list-item>
          <text:p text:style-name="P20">Widok – Klasa tworząca i zarządzająca graficznym interfejsem użytkownika. Klasa pomocnicza:</text:p>
          <text:list>
            <text:list-item>
              <text:p text:style-name="P18">ParametryPanel – Klasa pomagająca wczytywać parametry pobierane od użytkownika.</text:p>
            </text:list-item>
          </text:list>
        </text:list-item>
        <text:list-item>
          <text:p text:style-name="P21">Kontroler – Klasa zarządzająca algorytmem. Pośredniczy między klasą Algorytm a klasą Widok.</text:p>
        </text:list-item>
      </text:list>
      <text:p text:style-name="Standard"><text:bookmark text:name="_GoBack"/></text:p>
      <text:list xml:id="list30587481" text:continue-list="list30589335" text:style-name="WWNum4">
        <text:list-item>
          <text:p text:style-name="P24"><text:span text:style-name="T2">Wnioski dotyczące osiągniętych rezultatów</text:span></text:p>
        </text:list-item>
      </text:list>
      <text:p text:style-name="P8"/>
      <text:p text:style-name="P11"><text:tab/><text:tab/>Funkcja<text:span text:style-name="T2"> </text:span>Rosenbrocka jest dobrze znaną dla nas funkcją z zajęć w dziedzinie optymalizacji. Wiedzieliśmy, iż ma ona jedno minimum globalne. Było dla nas wskazówką, że algorytm ewolucyjny <text:span text:style-name="T4">„μ + λ” powinien być odpowiedni. Już pierwsze testy ukazały szybkie zaognianie się osobników populacji wokół punku [1;1], który jest jej minimum równym 0. Pozostało więc </text:span><text:soft-page-break/><text:span text:style-name="T4">dostrojenie algorytmu. Dobraliśmy parametry podane w punkcie pierwszym. Uznaliśmy, iż dają one zadowalające efekty czasowe. Generują one około 1100 iteracji (najlepsza zaobserwowana 942, najgorsza zaobserwowana 1420). Ze względu na niewielką ilość populacji wykonuje się to szybko. Ważną informacją jest to, że to zwiększenie ilości potomków, a nie samej populacji, zmniejsza ilość iteracji, w których algorytm znajduje rozwiązanie. Procent mutacji, jak się można było spodziewać, spowalniał rozwiązywanie, gdyż w momencie gdy on rósł, zwiększało to szanse na utracenie najlepszego rozwiązania. Związane jest to z charakterystyką funkcji jak i zakresem, na którym pracowaliśmy. Sigmy, ze względu na bananowy kształt funkcji oraz szybkie zmniejszanie przez mutacje, nie miały większego wpływu na szybkość znajdowania rozwiązania. Współczynnik interpolacji na poziomie 0.7 według nas był najlepszym rozwiązaniem. Dalsze zwiększanie go do jedynki spowalniało schodzenie do doliny, na której dwóch brzegach dość często trafiały się kolejne osobniki. Natomiast przy zmniejszaniu do 0.5 mieliśmy zmniejszanie zysku wyrobionego w ramach jednej krawędzi. Co do epsilonu to dopiero ustawienie go na 0 dawało niemal pewne zejście rozwiązania do maksymalnej dokładności (nawet na wartościach typu double) oraz pokazanie rozwiązania w punkcie [1;1]. Ograniczenia iteracji natomiast były zdroworozsądkowe. Przy 10000 iteracji algorytm musiałby gdzieś zabłądzić. Natomiast 100 iteracji bez poprawy dawało pewność, że faktycznie znaleźliśmy już minimum, a nie że tylko nie udało się nam poprawić ostatniego rezultatu. Dalsze zwiększanie tego ograniczenia nie prowadziło by do znacznego zwiększania pewności optymalnego rozwiązania, a tylko by sztucznie zwiększało ilość wszystkich iteracji algorytmu. Oczywiście trafiają się rozwiązania które nie są w pełni optymalne, aczkolwiek różnica od rozwiązania optymalnego jest rzędu 10</text:span><text:span text:style-name="T5">-20</text:span><text:span text:style-name="T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Mangal1" svg:font-family="Mangal"/>
    <style:font-face style:name="OpenSymbol" svg:font-family="OpenSymbol"/>
    <style:font-face style:name="Courier New" svg:font-family="'Courier New'" style:font-adornments="Normalny" style:font-family-generic="modern" style:font-pitch="fixed"/>
    <style:font-face style:name="Arial1"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onsolas" svg:font-family="Consolas"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vertical-align="baseline"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style>
    <style:style style:name="Nagłówek1" style:family="paragraph" style:parent-style-name="Standard" style:default-outline-level="">
      <style:paragraph-properties fo:margin-top="0.423cm" fo:margin-bottom="0.212cm" fo:keep-with-next="always"/>
      <style:text-properties style:font-name="Arial1" fo:font-size="14pt" style:font-name-asian="Microsoft YaHei" style:font-size-asian="14pt" style:font-size-complex="14pt"/>
    </style:style>
    <style:style style:name="Legenda1" style:family="paragraph" style:parent-style-name="Standard" style:default-outline-level="">
      <style:paragraph-properties fo:margin-top="0.212cm" fo:margin-bottom="0.212cm" text:number-lines="false" text:line-number="0"/>
      <style:text-properties fo:font-style="italic" style:font-style-asian="italic" style:font-style-complex="italic"/>
    </style:style>
    <style:style style:name="Balloon_20_Text" style:display-name="Balloon Text" style:family="paragraph" style:parent-style-name="Standard" style:default-outline-level="">
      <style:text-properties style:font-name="Tahoma" fo:font-size="8pt" style:font-size-asian="8pt" style:font-size-complex="7pt"/>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Tekst_20_dymka_20_Znak" style:display-name="Tekst dymka Znak" style:family="text" style:parent-style-name="Default_20_Paragraph_20_Font">
      <style:text-properties style:font-name="Tahoma" fo:font-size="8pt" style:font-size-asian="8pt" style:font-size-complex="7pt"/>
    </style:style>
    <style:style style:name="ListLabel_20_1" style:display-name="ListLabel 1" style:family="text">
      <style:text-properties style:font-name-asian="OpenSymbol2" style:font-name-complex="OpenSymbol2"/>
    </style:style>
    <style:style style:name="ListLabel_20_2" style:display-name="ListLabel 2" style:family="text">
      <style:text-properties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3">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61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9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0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612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8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5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42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9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232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0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7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7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meta:initial-creator>
    <meta:editing-cycles>11</meta:editing-cycles>
    <meta:creation-date>2012-05-24T20:13:00</meta:creation-date>
    <dc:date>2012-05-30T10:44:40.65</dc:date>
    <meta:editing-duration>PT20M38S</meta:editing-duration>
    <meta:generator>LibreOffice/3.5$Windows_x86 LibreOffice_project/281b639-6baa1d3-ef66a77-d866f25-f36d45f</meta:generator>
    <meta:document-statistic meta:table-count="0" meta:image-count="0" meta:object-count="3" meta:page-count="3" meta:paragraph-count="58" meta:word-count="974" meta:character-count="6975" meta:non-whitespace-character-count="62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2/content.xml><?xml version="1.0" encoding="utf-8"?>
<math xmlns="http://www.w3.org/1998/Math/MathML">
  <semantics>
    <mrow>
      <mi>f</mi>
      <mrow>
        <mrow>
          <mo stretchy="false">(</mo>
          <mrow>
            <mi>x</mi>
            <mi>,</mi>
            <mi>y</mi>
          </mrow>
          <mo stretchy="false">)</mo>
        </mrow>
        <mo stretchy="false">=</mo>
        <mrow>
          <msup>
            <mrow>
              <mrow>
                <mo stretchy="false">(</mo>
                <mrow>
                  <mn>1</mn>
                  <mi>–</mi>
                  <mi>x</mi>
                </mrow>
                <mo stretchy="false">)</mo>
              </mrow>
            </mrow>
            <mrow>
              <mn>2</mn>
            </mrow>
          </msup>
          <mo stretchy="false">+</mo>
          <mn>100</mn>
        </mrow>
      </mrow>
      <msup>
        <mrow>
          <mrow>
            <mo stretchy="false">(</mo>
            <mrow>
              <mi>y</mi>
              <mi>–</mi>
              <msup>
                <mrow>
                  <mi>x</mi>
                </mrow>
                <mrow>
                  <mn>2</mn>
                </mrow>
              </msup>
            </mrow>
            <mo stretchy="false">)</mo>
          </mrow>
        </mrow>
        <mrow>
          <mn>2</mn>
        </mrow>
      </msup>
    </mrow>
    <annotation encoding="StarMath 5.0">f(x,y)= {(1–x)} ^ {2} +100 {(y– {x} ^ {2} )} ^ {2}</annotation>
  </semantics>
</math>
</file>